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reveText-Book ☞" svg:font-family="BreveText-Book ☞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style:font-name="BreveText-Book ☞" style:font-name-complex="Times New Roman"/>
    </style:style>
    <style:style style:name="P4" style:parent-style-name="Normal" style:family="paragraph">
      <style:paragraph-properties fo:text-align="center"/>
      <style:text-properties style:font-name="BreveText-Book ☞" style:font-name-complex="Times New Roman"/>
    </style:style>
    <style:style style:name="P5" style:parent-style-name="Normal" style:family="paragraph">
      <style:text-properties style:font-name="BreveText-Book ☞" style:font-name-complex="Times New Roman" fo:font-weight="bold" style:font-weight-asian="bold" fo:font-variant="small-caps" fo:font-size="18pt" style:font-size-asian="18pt" style:font-size-complex="18pt"/>
    </style:style>
    <style:style style:name="P6" style:parent-style-name="IntenseQuote" style:family="paragraph">
      <style:text-properties style:font-name="BreveText-Book ☞" style:font-name-complex="Times New Roman" fo:font-size="22pt" style:font-size-asian="22pt"/>
    </style:style>
    <style:style style:name="P7" style:parent-style-name="IntenseQuote" style:family="paragraph">
      <style:text-properties style:font-name="BreveText-Book ☞" style:font-name-complex="Times New Roman" fo:font-size="14pt" style:font-size-asian="14pt" style:font-size-complex="14pt"/>
    </style:style>
    <style:style style:name="T8" style:parent-style-name="DefaultParagraphFont" style:family="text">
      <style:text-properties style:font-name="BreveText-Book ☞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BreveText-Book ☞" style:font-name-complex="Times New Roman" fo:font-size="14pt" style:font-size-asian="14pt" style:font-size-complex="14pt"/>
    </style:style>
    <style:style style:name="T10" style:parent-style-name="DefaultParagraphFont" style:family="text">
      <style:text-properties style:font-name="BreveText-Book ☞" style:font-name-complex="Times New Roman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BreveText-Book ☞" style:font-name-complex="Times New Roman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BreveText-Book ☞" style:font-name-complex="Times New Roman" fo:font-weight="bold" style:font-weight-asian="bold" fo:font-variant="small-caps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BreveText-Book ☞" style:font-name-complex="Times New Roman" fo:font-weight="bold" style:font-weight-asian="bold" fo:font-variant="small-caps" fo:font-size="14pt" style:font-size-asian="14pt" style:font-size-complex="14pt"/>
    </style:style>
    <style:style style:name="P14" style:parent-style-name="Normal" style:family="paragraph">
      <style:text-properties style:font-name="BreveText-Book ☞" style:font-name-complex="Times New Roman"/>
    </style:style>
    <style:style style:name="P15" style:parent-style-name="Normal" style:family="paragraph">
      <style:text-properties style:font-name="BreveText-Book ☞" style:font-name-complex="Times New Roman"/>
    </style:style>
    <style:style style:name="P16" style:parent-style-name="Normal" style:family="paragraph">
      <style:text-properties style:font-name="BreveText-Book ☞" style:font-name-complex="Times New Roman"/>
    </style:style>
    <style:style style:name="P17" style:parent-style-name="Normal" style:family="paragraph">
      <style:text-properties style:font-name="BreveText-Book ☞" style:font-name-complex="Times New Roman"/>
    </style:style>
    <style:style style:name="P18" style:parent-style-name="Normal" style:family="paragraph">
      <style:text-properties style:font-name="BreveText-Book ☞" style:font-name-complex="Times New Roman"/>
    </style:style>
    <style:style style:name="P19" style:parent-style-name="Normal" style:family="paragraph">
      <style:text-properties style:font-name="BreveText-Book ☞" style:font-name-complex="Times New Roman"/>
    </style:style>
    <style:style style:name="P20" style:parent-style-name="Normal" style:family="paragraph">
      <style:text-properties style:font-name="BreveText-Book ☞" style:font-name-complex="Times New Roman"/>
    </style:style>
    <style:style style:name="P21" style:parent-style-name="Normal" style:family="paragraph">
      <style:text-properties style:font-name="BreveText-Book ☞" style:font-name-complex="Times New Roman"/>
    </style:style>
    <style:style style:name="P22" style:parent-style-name="Normal" style:family="paragraph">
      <style:text-properties style:font-name="BreveText-Book ☞" style:font-name-complex="Times New Roman"/>
    </style:style>
    <style:style style:name="P23" style:parent-style-name="Normal" style:family="paragraph">
      <style:text-properties style:font-name="BreveText-Book ☞" style:font-name-complex="Times New Roman"/>
    </style:style>
    <style:style style:name="P24" style:parent-style-name="Normal" style:family="paragraph">
      <style:text-properties style:font-name="BreveText-Book ☞" style:font-name-complex="Times New Roman"/>
    </style:style>
    <style:style style:name="P25" style:parent-style-name="Normal" style:family="paragraph">
      <style:text-properties style:font-name="BreveText-Book ☞" style:font-name-complex="Times New Roman"/>
    </style:style>
    <style:style style:name="P26" style:parent-style-name="IntenseQuote" style:family="paragraph">
      <style:paragraph-properties fo:text-align="end" fo:margin-top="0in" fo:margin-bottom="0in" fo:line-height="100%"/>
      <style:text-properties style:font-name="BreveText-Book ☞" style:font-name-complex="Times New Roman"/>
    </style:style>
    <style:style style:name="P27" style:parent-style-name="Normal" style:family="paragraph">
      <style:paragraph-properties fo:text-align="end" fo:margin-bottom="0in"/>
      <style:text-properties style:font-name="BreveText-Book ☞" style:font-name-complex="Times New Roman"/>
    </style:style>
    <style:style style:name="P28" style:parent-style-name="Normal" style:family="paragraph">
      <style:text-properties style:font-name="BreveText-Book ☞" style:font-name-complex="Times New Roman"/>
    </style:style>
    <style:style style:name="T29" style:parent-style-name="DefaultParagraphFont" style:family="text">
      <style:text-properties style:font-name="BreveText-Book ☞"/>
    </style:style>
    <style:style style:name="P30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1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3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3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3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5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3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7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38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39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40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41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42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43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44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45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46" style:parent-style-name="TOC2" style:family="paragraph">
      <style:paragraph-properties>
        <style:tab-stops>
          <style:tab-stop style:type="left" style:position="0.3055in"/>
          <style:tab-stop style:type="right" style:leader-style="dotted" style:leader-text="." style:position="6.3402in"/>
        </style:tab-stops>
      </style:paragraph-properties>
    </style:style>
    <style:style style:name="T47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48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49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50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51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52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53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54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55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56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57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58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3402in"/>
        </style:tab-stops>
      </style:paragraph-properties>
    </style:style>
    <style:style style:name="T59" style:parent-style-name="DefaultParagraphFont" style:family="text">
      <style:text-properties style:font-name="Calibri" style:font-name-asian="Times New Roman" style:font-name-complex="Mangal" style:font-size-complex="10pt" style:language-complex="hi" style:country-complex="IN"/>
    </style:style>
    <style:style style:name="P60" style:parent-style-name="Normal" style:family="paragraph">
      <style:text-properties style:font-name="BreveText-Book ☞" style:font-name-complex="Times New Roman"/>
    </style:style>
    <style:style style:name="P61" style:parent-style-name="Normal" style:family="paragraph">
      <style:text-properties style:font-name="BreveText-Book ☞" style:font-name-complex="Times New Roman"/>
    </style:style>
    <style:style style:name="P62" style:parent-style-name="Normal" style:family="paragraph">
      <style:text-properties style:font-name="BreveText-Book ☞" style:font-name-complex="Times New Roman" fo:font-weight="bold" style:font-weight-asian="bold" fo:font-style="italic" style:font-style-asian="italic" fo:color="#E36C0A"/>
    </style:style>
    <style:style style:name="P63" style:parent-style-name="Normal" style:master-page-name="MP1" style:family="paragraph">
      <style:paragraph-properties fo:break-before="page"/>
      <style:text-properties style:font-name="BreveText-Book ☞" style:font-name-complex="Times New Roman"/>
    </style:style>
    <style:style style:name="P65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T66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67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68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69" style:parent-style-name="DefaultParagraphFont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1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2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3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4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5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6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T77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P78" style:parent-style-name="Normal" style:family="paragraph">
      <style:text-properties style:font-name="BreveText-Book ☞" fo:font-size="10pt" style:font-size-asian="10pt" style:font-size-complex="10pt"/>
    </style:style>
    <style:style style:name="P79" style:parent-style-name="Normal" style:family="paragraph">
      <style:text-properties style:font-name="BreveText-Book ☞" fo:font-size="10pt" style:font-size-asian="10pt" style:font-size-complex="10pt"/>
    </style:style>
    <style:style style:name="P80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P81" style:parent-style-name="Normal" style:family="paragraph">
      <style:text-properties style:font-name="BreveText-Book ☞" fo:font-size="10pt" style:font-size-asian="10pt" style:font-size-complex="10pt"/>
    </style:style>
    <style:style style:name="P82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P83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TableColumn85" style:family="table-column">
      <style:table-column-properties style:column-width="1.2437in"/>
    </style:style>
    <style:style style:name="TableColumn86" style:family="table-column">
      <style:table-column-properties style:column-width="1.6611in"/>
    </style:style>
    <style:style style:name="TableColumn87" style:family="table-column">
      <style:table-column-properties style:column-width="3.5951in"/>
    </style:style>
    <style:style style:name="Table84" style:family="table">
      <style:table-properties style:width="6.5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BreveText-Book ☞" style:font-name-complex="Times New Roman" fo:font-weight="bold" style:font-weight-asian="bold" style:font-weight-complex="bold" fo:color="#365F91"/>
    </style:style>
    <style:style style:name="TableCell91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BreveText-Book ☞" style:font-name-complex="Times New Roman" fo:font-weight="bold" style:font-weight-asian="bold" style:font-weight-complex="bold" fo:color="#365F91"/>
    </style:style>
    <style:style style:name="TableCell9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BreveText-Book ☞" style:font-name-complex="Times New Roman" fo:font-weight="bold" style:font-weight-asian="bold" style:font-weight-complex="bold" fo:color="#365F91"/>
    </style:style>
    <style:style style:name="P95" style:parent-style-name="Normal" style:family="paragraph">
      <style:text-properties style:font-name="BreveText-Book ☞" style:font-name-complex="Times New Roman"/>
    </style:style>
    <style:style style:name="P96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TableColumn98" style:family="table-column">
      <style:table-column-properties style:column-width="0.8611in"/>
    </style:style>
    <style:style style:name="TableColumn99" style:family="table-column">
      <style:table-column-properties style:column-width="2.0972in"/>
    </style:style>
    <style:style style:name="Table97" style:family="table">
      <style:table-properties style:width="2.9583in" fo:margin-left="0in" table:align="left"/>
    </style:style>
    <style:style style:name="TableRow100" style:family="table-row">
      <style:table-row-properties style:min-row-height="0.2604in"/>
    </style:style>
    <style:style style:name="TableCell10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BreveText-Book ☞" style:font-name-complex="Calibri" fo:font-weight="bold" style:font-weight-asian="bold" style:font-weight-complex="bold" fo:color="#000000" style:language-complex="hi" style:country-complex="IN"/>
    </style:style>
    <style:style style:name="TableCell10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BreveText-Book ☞" style:font-name-complex="Calibri" fo:font-weight="bold" style:font-weight-asian="bold" style:font-weight-complex="bold" fo:color="#000000" style:language-complex="hi" style:country-complex="IN"/>
    </style:style>
    <style:style style:name="P105" style:parent-style-name="Normal" style:family="paragraph">
      <style:text-properties style:font-name="BreveText-Book ☞" style:font-name-complex="Times New Roman"/>
    </style:style>
    <style:style style:name="P106" style:parent-style-name="Normal" style:family="paragraph">
      <style:text-properties style:font-name="BreveText-Book ☞" style:font-name-complex="Times New Roman" fo:font-size="10pt" style:font-size-asian="10pt" style:font-size-complex="10pt"/>
    </style:style>
    <style:style style:name="P107" style:parent-style-name="Normal" style:family="paragraph">
      <style:text-properties style:font-name="BreveText-Book ☞"/>
    </style:style>
    <style:style style:name="TableColumn109" style:family="table-column">
      <style:table-column-properties style:column-width="3.0125in"/>
    </style:style>
    <style:style style:name="TableColumn110" style:family="table-column">
      <style:table-column-properties style:column-width="2.2in"/>
    </style:style>
    <style:style style:name="Table108" style:family="table">
      <style:table-properties style:width="5.2125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1.802in"/>
        </style:tab-stops>
      </style:paragraph-properties>
      <style:text-properties style:font-name="BreveText-Book ☞" style:font-name-complex="Times New Roman" fo:font-weight="bold" style:font-weight-asian="bold" style:font-weight-complex="bold" fo:color="#365F91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BreveText-Book ☞" style:font-name-complex="Times New Roman" fo:font-weight="bold" style:font-weight-asian="bold" style:font-weight-complex="bold" fo:color="#365F91"/>
    </style:style>
    <style:style style:name="T116" style:parent-style-name="DefaultParagraphFont" style:family="text">
      <style:text-properties style:font-name="BreveText-Book ☞" style:font-name-complex="Times New Roman" fo:font-size="10pt" style:font-size-asian="10pt" style:font-size-complex="10pt"/>
    </style:style>
    <style:style style:name="P117" style:parent-style-name="Normal" style:family="paragraph">
      <style:text-properties style:font-name="BreveText-Book ☞" fo:font-size="10pt" style:font-size-asian="10pt" style:font-size-complex="10pt"/>
    </style:style>
    <style:style style:name="P118" style:parent-style-name="Normal" style:family="paragraph">
      <style:text-properties style:font-name="BreveText-Book ☞" fo:font-size="10pt" style:font-size-asian="10pt" style:font-size-complex="10pt"/>
    </style:style>
    <style:style style:name="P119" style:parent-style-name="BodyText" style:family="paragraph">
      <style:paragraph-properties>
        <style:tab-stops>
          <style:tab-stop style:type="left" style:leader-style="solid" style:leader-text="_" style:position="3.5in"/>
          <style:tab-stop style:type="left" style:position="4in"/>
          <style:tab-stop style:type="left" style:leader-style="solid" style:leader-text="_" style:position="6in"/>
        </style:tab-stops>
      </style:paragraph-properties>
      <style:text-properties style:font-name="BreveText-Book ☞" fo:font-size="10pt" style:font-size-asian="10pt"/>
    </style:style>
    <style:style style:name="P120" style:parent-style-name="BodyText" style:family="paragraph">
      <style:paragraph-properties>
        <style:tab-stops>
          <style:tab-stop style:type="left" style:leader-style="solid" style:leader-text="_" style:position="3.5in"/>
          <style:tab-stop style:type="left" style:position="4in"/>
          <style:tab-stop style:type="left" style:leader-style="solid" style:leader-text="_" style:position="6in"/>
        </style:tab-stops>
      </style:paragraph-properties>
      <style:text-properties style:font-name="BreveText-Book ☞" fo:font-size="10pt" style:font-size-asian="10pt"/>
    </style:style>
    <style:style style:name="P121" style:parent-style-name="Normal" style:family="paragraph">
      <style:text-properties style:font-name="BreveText-Book ☞" fo:font-size="10pt" style:font-size-asian="10pt" style:font-size-complex="10pt"/>
    </style:style>
    <style:style style:name="P122" style:parent-style-name="BodyText" style:family="paragraph">
      <style:paragraph-properties>
        <style:tab-stops>
          <style:tab-stop style:type="left" style:leader-style="solid" style:leader-text="_" style:position="3.5in"/>
          <style:tab-stop style:type="left" style:position="4in"/>
          <style:tab-stop style:type="left" style:leader-style="solid" style:leader-text="_" style:position="6in"/>
        </style:tab-stops>
      </style:paragraph-properties>
    </style:style>
    <style:style style:name="T123" style:parent-style-name="DefaultParagraphFont" style:family="text">
      <style:text-properties style:font-name="BreveText-Book ☞" fo:font-size="10pt" style:font-size-asian="10pt"/>
    </style:style>
    <style:style style:name="T124" style:parent-style-name="DefaultParagraphFont" style:family="text">
      <style:text-properties style:font-name="BreveText-Book ☞" fo:font-size="10pt" style:font-size-asian="10pt"/>
    </style:style>
    <style:style style:name="T125" style:parent-style-name="DefaultParagraphFont" style:family="text">
      <style:text-properties style:font-name="BreveText-Book ☞" fo:font-size="10pt" style:font-size-asian="10pt"/>
    </style:style>
    <style:style style:name="T126" style:parent-style-name="DefaultParagraphFont" style:family="text">
      <style:text-properties style:font-name="BreveText-Book ☞" fo:font-size="10pt" style:font-size-asian="1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id="id0" draw:style-name="a0" draw:name="Object 1" text:anchor-type="as-char" svg:x="0in" svg:y="0in" svg:width="3in" svg:height="0.01736in" style:rel-width="scale" style:rel-height="scale"><draw:object-ole draw:class-id="F7988107-6CC2-4B7F-BC78-CC633129AA61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4"/>
      <text:p text:style-name="P5"/>
      <text:p text:style-name="P6">Project Scope &amp; Design Document</text:p>
      <text:p text:style-name="P7">[TAJ – AR - AN AUGMENTED REALITY PROJECT]</text:p>
      <text:p text:style-name="IntenseQuote"><text:span text:style-name="T8">Date:<text:s/></text:span><text:span text:style-name="T9">21</text:span><text:span text:style-name="T10">th</text:span><text:span text:style-name="T11"><text:s/>November 2020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[Sumit Jain]</text:p>
      <text:p text:style-name="P27"/>
      <text:p text:style-name="P28"/>
      <text:soft-page-break/>
      <text:p text:style-name="TOCHeading"><text:span text:style-name="T29">Contents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106032174" office:target-frame-name="_top" xlink:show="replace"><text:span text:style-name="Hyperlink">1.</text:span><text:span text:style-name="T31"><text:tab/></text:span><text:span text:style-name="Hyperlink">Project Description</text:span><text:tab/>3</text:a></text:p>
          <text:p text:style-name="P32"><text:a xlink:href="#_Toc106032175" office:target-frame-name="_top" xlink:show="replace"><text:span text:style-name="Hyperlink">2.</text:span><text:span text:style-name="T33"><text:tab/></text:span><text:span text:style-name="Hyperlink">Project Scope</text:span><text:tab/>3</text:a></text:p>
          <text:p text:style-name="P34"><text:a xlink:href="#_Toc106032176" office:target-frame-name="_top" xlink:show="replace"><text:span text:style-name="Hyperlink">3.</text:span><text:span text:style-name="T35"><text:tab/></text:span><text:span text:style-name="Hyperlink">Project Design and Content</text:span><text:tab/>3</text:a></text:p>
          <text:p text:style-name="P36"><text:a xlink:href="#_Toc106032177" office:target-frame-name="_top" xlink:show="replace"><text:span text:style-name="Hyperlink">4.</text:span><text:span text:style-name="T37"><text:tab/></text:span><text:span text:style-name="Hyperlink">Story, Setting and Character</text:span><text:tab/>3</text:a></text:p>
          <text:p text:style-name="P38"><text:a xlink:href="#_Toc106032178" office:target-frame-name="_top" xlink:show="replace"><text:span text:style-name="Hyperlink">5.</text:span><text:span text:style-name="T39"><text:tab/></text:span><text:span text:style-name="Hyperlink">History Content</text:span><text:tab/>3</text:a></text:p>
          <text:p text:style-name="P40"><text:a xlink:href="#_Toc106032179" office:target-frame-name="_top" xlink:show="replace"><text:span text:style-name="Hyperlink">6.</text:span><text:span text:style-name="T41"><text:tab/></text:span><text:span text:style-name="Hyperlink">Interface | UX and Art</text:span><text:tab/>3</text:a></text:p>
          <text:p text:style-name="P42"><text:a xlink:href="#_Toc106032180" office:target-frame-name="_top" xlink:show="replace"><text:span text:style-name="Hyperlink">7.</text:span><text:span text:style-name="T43"><text:tab/></text:span><text:span text:style-name="Hyperlink">Artificial Intelligence</text:span><text:tab/>3</text:a></text:p>
          <text:p text:style-name="P44"><text:a xlink:href="#_Toc106032181" office:target-frame-name="_top" xlink:show="replace"><text:span text:style-name="Hyperlink">8.</text:span><text:span text:style-name="T45"><text:tab/></text:span><text:span text:style-name="Hyperlink">Technical Specifications</text:span><text:tab/>3</text:a></text:p>
          <text:p text:style-name="P46"><text:a xlink:href="#_Toc106032182" office:target-frame-name="_top" xlink:show="replace"><text:span text:style-name="Hyperlink">9.</text:span><text:span text:style-name="T47"><text:tab/></text:span><text:span text:style-name="Hyperlink">Project Limitations | Risks</text:span><text:tab/>3</text:a></text:p>
          <text:p text:style-name="P48"><text:a xlink:href="#_Toc106032183" office:target-frame-name="_top" xlink:show="replace"><text:span text:style-name="Hyperlink">10.</text:span><text:span text:style-name="T49"><text:tab/></text:span><text:span text:style-name="Hyperlink">Project Deliverables</text:span><text:tab/>3</text:a></text:p>
          <text:p text:style-name="P50"><text:a xlink:href="#_Toc106032184" office:target-frame-name="_top" xlink:show="replace"><text:span text:style-name="Hyperlink">11.</text:span><text:span text:style-name="T51"><text:tab/></text:span><text:span text:style-name="Hyperlink">Project Milestones</text:span><text:tab/>3</text:a></text:p>
          <text:p text:style-name="P52"><text:a xlink:href="#_Toc106032185" office:target-frame-name="_top" xlink:show="replace"><text:span text:style-name="Hyperlink">12.</text:span><text:span text:style-name="T53"><text:tab/></text:span><text:span text:style-name="Hyperlink">Project High Level Work Breakdown Structure (WBS)</text:span><text:tab/>3</text:a></text:p>
          <text:p text:style-name="P54"><text:a xlink:href="#_Toc106032186" office:target-frame-name="_top" xlink:show="replace"><text:span text:style-name="Hyperlink">13.</text:span><text:span text:style-name="T55"><text:tab/></text:span><text:span text:style-name="Hyperlink">Rough Order of Magnitude (ROM) Estimate</text:span><text:tab/>4</text:a></text:p>
          <text:p text:style-name="P56"><text:a xlink:href="#_Toc106032187" office:target-frame-name="_top" xlink:show="replace"><text:span text:style-name="Hyperlink">14.</text:span><text:span text:style-name="T57"><text:tab/></text:span><text:span text:style-name="Hyperlink">Project Development Costing</text:span><text:tab/>4</text:a></text:p>
          <text:p text:style-name="P58"><text:a xlink:href="#_Toc106032188" office:target-frame-name="_top" xlink:show="replace"><text:span text:style-name="Hyperlink">15.</text:span><text:span text:style-name="T59"><text:tab/></text:span><text:span text:style-name="Hyperlink">Authorization</text:span><text:tab/>4</text:a></text:p>
        </text:index-body>
      </text:table-of-content>
      <text:p text:style-name="Normal"/>
      <text:p text:style-name="P60"/>
      <text:p text:style-name="P61"/>
      <text:p text:style-name="P62">Note: Select all (ctrl + A) and hit the "F9" key to<text:s/>update all document references and the table of contents</text:p>
      <text:p text:style-name="P63"/>
      <text:h text:style-name="Heading2" text:outline-level="2"><text:bookmark-start text:name="_Toc95688749"/><text:bookmark-start text:name="_Toc106032174"/>Project Description<text:bookmark-end text:name="_Toc95688749"/><text:bookmark-end text:name="_Toc106032174"/></text:h>
      <text:h text:style-name="Heading2" text:outline-level="2"><text:bookmark-start text:name="_Toc95688750"/><text:bookmark-start text:name="_Toc106032175"/>Project<text:s/><text:bookmark-end text:name="_Toc95688750"/>Scope<text:bookmark-end text:name="_Toc106032175"/></text:h>
      <text:h text:style-name="Heading2" text:outline-level="2"><text:bookmark-start text:name="_Toc95688751"/><text:bookmark-start text:name="_Toc106032176"/>Project Design and Content<text:bookmark-end text:name="_Toc95688751"/><text:bookmark-end text:name="_Toc106032176"/></text:h>
      <text:p text:style-name="P65">The<text:s/>Project Design<text:s/>and<text:s/>Content<text:s/>are as follows:</text:p>
      <text:h text:style-name="Heading2" text:outline-level="2"><text:bookmark-start text:name="_Toc95688753"/><text:bookmark-start text:name="_Toc106032177"/>Story, Setting and Character<text:bookmark-end text:name="_Toc95688753"/><text:bookmark-end text:name="_Toc106032177"/></text:h>
      <text:p text:style-name="Normal"><text:span text:style-name="T66">The Project story board,<text:s/></text:span><text:span text:style-name="T67">design</text:span><text:span text:style-name="T68"><text:s/>flow narrative or its technical specification.</text:span><text:span text:style-name="T69"><text:s/></text:span><text:span text:style-name="T70">Includes back story,<text:s/></text:span><text:span text:style-name="T71">UX</text:span><text:span text:style-name="T72"><text:s/>elements,<text:s/></text:span><text:span text:style-name="T73">app</text:span><text:span text:style-name="T74"><text:s/>progression, and Cutscenes. Cut scenes descriptions include the<text:s/></text:span><text:span text:style-name="T75">navigation</text:span><text:span text:style-name="T76">, the<text:s/></text:span><text:span text:style-name="T77">setting, and the storyboard or script.</text:span></text:p>
      <text:h text:style-name="Heading2" text:outline-level="2"><text:bookmark-start text:name="_Toc106032178"/>History Content<text:bookmark-end text:name="_Toc106032178"/></text:h>
      <text:p text:style-name="P78">The<text:s/>project<text:s/>design, it’s the objectives, and the details of what happens in the level.</text:p>
      <text:h text:style-name="Heading2" text:outline-level="2"><text:bookmark-start text:name="_Toc95688755"/><text:bookmark-start text:name="_Toc106032179"/>Interface | UX and Art<text:bookmark-end text:name="_Toc95688755"/><text:bookmark-end text:name="_Toc106032179"/></text:h>
      <text:p text:style-name="P79">The Interface or UI would be developed as a 2D UX and<text:s/>Art would be 3D space.</text:p>
      <text:h text:style-name="Heading2" text:outline-level="2"><text:bookmark-start text:name="_Toc95688756"/><text:bookmark-start text:name="_Toc106032180"/>Artificial Intelligence<text:bookmark-end text:name="_Toc95688756"/><text:bookmark-end text:name="_Toc106032180"/></text:h>
      <text:h text:style-name="Heading2" text:outline-level="2"><text:bookmark-start text:name="_Toc95688757"/><text:bookmark-start text:name="_Toc106032181"/>Technical Specifications<text:bookmark-end text:name="_Toc95688757"/><text:bookmark-end text:name="_Toc106032181"/></text:h>
      <text:p text:style-name="P80">The Technical details are as follows.</text:p>
      <text:h text:style-name="Heading2" text:outline-level="2"><text:bookmark-start text:name="_Toc95688758"/><text:bookmark-start text:name="_Toc106032182"/>Project Limitations | Risks<text:bookmark-end text:name="_Toc95688758"/><text:bookmark-end text:name="_Toc106032182"/><text:tab/></text:h>
      <text:p text:style-name="P81">None.</text:p>
      <text:h text:style-name="Heading2" text:outline-level="2"><text:bookmark-start text:name="_Toc95688759"/><text:bookmark-start text:name="_Toc106032183"/>Project Deliverables<text:bookmark-end text:name="_Toc95688759"/><text:bookmark-end text:name="_Toc106032183"/><text:s/><text:tab/><text:s/></text:h>
      <text:p text:style-name="P82">Releasing android<text:s/>.apk for google play store and. ipa builds for Apple App Stores to be published. The Software builds will be up to 100 MB (also depending on the content &amp; quality).</text:p>
      <text:h text:style-name="Heading2" text:outline-level="2"><text:bookmark-start text:name="_Toc95688760"/><text:bookmark-start text:name="_Toc106032184"/>Project Milestones<text:bookmark-end text:name="_Toc95688760"/><text:bookmark-end text:name="_Toc106032184"/></text:h>
      <text:p text:style-name="P83">Identify the project milestones. (Please change the dates as per your requirement).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Milestone Date</text:p>
          </table:table-cell>
          <table:table-cell table:style-name="TableCell91">
            <text:p text:style-name="P92">Milestone Name</text:p>
          </table:table-cell>
          <table:table-cell table:style-name="TableCell93">
            <text:p text:style-name="P94">Milestone Description</text:p>
          </table:table-cell>
        </table:table-row>
      </table:table>
      <text:p text:style-name="P95"/>
      <text:h text:style-name="Heading2" text:outline-level="2"><text:bookmark-start text:name="_Toc95688761"/><text:bookmark-start text:name="_Toc106032185"/>Project High Level Work Breakdown Structure (WBS)<text:bookmark-end text:name="_Toc95688761"/><text:bookmark-end text:name="_Toc106032185"/></text:h>
      <text:p text:style-name="P96">A high level WBS is a screen navigating and the<text:s/>entire app cycle from its start to end.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soft-page-break/>
            <text:p text:style-name="P102">Screens</text:p>
          </table:table-cell>
          <table:table-cell table:style-name="TableCell103">
            <text:p text:style-name="P104">Screen type</text:p>
          </table:table-cell>
        </table:table-row>
      </table:table>
      <text:p text:style-name="P105"/>
      <text:h text:style-name="Heading2" text:outline-level="2"><text:bookmark-start text:name="_Toc95688762"/><text:bookmark-start text:name="_Toc106032186"/>Rough Order of Magnitude (ROM) Estimate<text:bookmark-end text:name="_Toc95688762"/><text:bookmark-end text:name="_Toc106032186"/></text:h>
      <text:p text:style-name="P106">Provide ROM estimate information here. <text:s/>If the work has been decomposed and a ROM estimate calculated, then provide the tentative schedule of working days/hours.</text:p>
      <text:p text:style-name="P107"><text:bookmark-start text:name="_Toc332021440"/></text:p>
      <text:h text:style-name="Heading2" text:outline-level="2"><text:bookmark-start text:name="_Toc95688763"/><text:bookmark-start text:name="_Toc106032187"/>Project Development Costing<text:bookmark-end text:name="_Toc95688763"/><text:bookmark-end text:name="_Toc106032187"/></text:h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Project Platform<text:tab/></text:p>
          </table:table-cell>
          <table:table-cell table:style-name="TableCell114">
            <text:p text:style-name="P115">Costing (INR)</text:p>
          </table:table-cell>
        </table:table-row>
      </table:table>
      <text:h text:style-name="Heading2" text:outline-level="2"><text:bookmark-start text:name="_Toc95688764"/><text:bookmark-start text:name="_Toc106032188"/>Authorization<text:bookmark-end text:name="_Toc332021440"/><text:bookmark-end text:name="_Toc95688764"/><text:bookmark-end text:name="_Toc106032188"/></text:h>
      <text:p text:style-name="Normal"><text:span text:style-name="T116">If approval is required, provide the names of those product owners that must sign the Project Scope document.</text:span></text:p>
      <text:p text:style-name="P117">Approved by the Project Sponsor:</text:p>
      <text:p text:style-name="P118">[Fill in the Name]</text:p>
      <text:p text:style-name="P119"><text:tab/><text:tab/>Date:<text:tab/></text:p>
      <text:p text:style-name="P120"/>
      <text:p text:style-name="P121">[Fill in the Name]</text:p>
      <text:p text:style-name="P122"><text:span text:style-name="T123"><text:tab/></text:span><text:span text:style-name="T124"><text:tab/></text:span><text:span text:style-name="T125">Date:</text:span><text:span text:style-name="T12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reveText-Book ☞" svg:font-family="BreveText-Book ☞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Times New Roma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 fo:margin-bottom="0in" fo:line-height="100%"/>
      <style:text-properties style:font-name="Times New Roman" style:font-name-complex="Times New Roman" fo:font-weight="bold" style:font-weight-asian="bold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 fo:line-height="150%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/>
    </style:style>
    <style:style style:name="BodyText" style:display-name="Body Text" style:family="paragraph" style:parent-style-name="Normal">
      <style:paragraph-properties fo:margin-bottom="0in" fo:line-height="100%"/>
      <style:text-properties style:font-name="Times New Roman" style:font-name-complex="Times New Roman" fo:font-size="12pt" style:font-size-asian="12pt" style:font-size-complex="10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text-align="start" fo:margin-top="0.3333in" fo:line-height="115%"/>
      <style:text-properties style:font-name="Cambria" style:font-name-complex="Mangal" style:font-weight-complex="bold" fo:color="#365F91" fo:font-size="14pt" style:font-size-asian="14pt" style:font-size-complex="14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<text:tab/><text:tab/></text:p>
      </style:header>
      <style:footer>
        <text:p text:style-name="P2"/>
        <text:p text:style-name="Footer"/>
      </style:footer>
    </style:master-page>
    <style:master-page style:name="MP1" style:page-layout-name="PL1">
      <style:header>
        <text:p text:style-name="Header"/>
      </style:header>
      <style:footer>
        <text:p text:style-name="P64"><text:page-number text:fixed="false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eliminary Project Scope Statement</dc:title>
    <dc:description/>
    <dc:subject>A Preliminary Project Scope Statement Template</dc:subject>
    <meta:keyword>Preliminary Project Scope Statement</meta:keyword>
    <meta:initial-creator>PM Documents (pmdocuments.com)</meta:initial-creator>
    <dc:creator>Sumit Jain</dc:creator>
    <meta:creation-date>2022-06-12T16:23:00Z</meta:creation-date>
    <dc:date>2022-06-13T11:32:00Z</dc:date>
    <meta:print-date>2019-10-10T10:30:00Z</meta:print-date>
    <meta:template xlink:href="Normal" xlink:type="simple"/>
    <meta:editing-cycles>15</meta:editing-cycles>
    <meta:editing-duration>PT840S</meta:editing-duration>
    <meta:document-statistic meta:page-count="4" meta:paragraph-count="6" meta:word-count="509" meta:character-count="3408" meta:row-count="24" meta:non-whitespace-character-count="2905"/>
  </office:meta>
</office:document-meta>
</file>